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92in"/>
    </style:style>
    <style:style style:name="co2" style:family="table-column">
      <style:table-column-properties fo:break-before="auto" style:column-width="1.9555in"/>
    </style:style>
    <style:style style:name="co3" style:family="table-column">
      <style:table-column-properties fo:break-before="auto" style:column-width="1.561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1902in"/>
    </style:style>
    <style:style style:name="co6" style:family="table-column">
      <style:table-column-properties fo:break-before="auto" style:column-width="0.961in"/>
    </style:style>
    <style:style style:name="co7" style:family="table-column">
      <style:table-column-properties fo:break-before="auto" style:column-width="1.4528in"/>
    </style:style>
    <style:style style:name="co8" style:family="table-column">
      <style:table-column-properties fo:break-before="auto" style:column-width="2.8516in"/>
    </style:style>
    <style:style style:name="ro1" style:family="table-row">
      <style:table-row-properties style:row-height="0.51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3311in" fo:break-before="auto" style:use-optimal-row-height="false"/>
    </style:style>
    <style:style style:name="ro8" style:family="table-row">
      <style:table-row-properties style:row-height="0.6634in" fo:break-before="auto" style:use-optimal-row-height="false"/>
    </style:style>
    <style:style style:name="ro9" style:family="table-row">
      <style:table-row-properties style:row-height="0.3626in" fo:break-before="auto" style:use-optimal-row-height="false"/>
    </style:style>
    <style:style style:name="ro10" style:family="table-row">
      <style:table-row-properties style:row-height="0.6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1012" table:default-cell-style-name="ce1"/>
        <table:table-row table:style-name="ro1">
          <table:table-cell table:number-columns-repeated="3"/>
          <table:table-cell office:value-type="string">
            <text:p>Master Branch</text:p>
          </table:table-cell>
          <table:table-cell/>
          <table:table-cell office:value-type="string">
            <text:p>with_struct</text:p>
          </table:table-cell>
          <table:table-cell/>
          <table:table-cell office:value-type="string">
            <text:p>Master – with_struct</text:p>
          </table:table-cell>
          <table:table-cell/>
          <table:table-cell office:value-type="string">
            <text:p>Curtis_remove</text:p>
          </table:table-cell>
          <table:table-cell/>
          <table:table-cell office:value-type="string">
            <text:p>Master – Curtis_remove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Contract initiation</text:p>
          </table:table-cell>
          <table:table-cell table:number-columns-repeated="1023"/>
        </table:table-row>
        <table:table-row table:style-name="ro3">
          <table:table-cell office:value-type="string">
            <text:p>-With 3 addresses</text:p>
          </table:table-cell>
          <table:table-cell office:value-type="string">
            <text:p>constructor</text:p>
          </table:table-cell>
          <table:table-cell office:value-type="string">
            <text:p>transaction </text:p>
          </table:table-cell>
          <table:table-cell office:value-type="float" office:value="598817">
            <text:p>598817</text:p>
          </table:table-cell>
          <table:table-cell/>
          <table:table-cell office:value-type="float" office:value="676726">
            <text:p>676726</text:p>
          </table:table-cell>
          <table:table-cell/>
          <table:table-cell table:formula="of:=[.D4]-[.F4]" office:value-type="float" office:value="-77909">
            <text:p>-77909</text:p>
          </table:table-cell>
          <table:table-cell/>
          <table:table-cell office:value-type="float" office:value="1013879">
            <text:p>1013879</text:p>
          </table:table-cell>
          <table:table-cell/>
          <table:table-cell table:formula="of:=[.D4]-[.J4]" office:value-type="float" office:value="-415062">
            <text:p>-415062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execution</text:p>
          </table:table-cell>
          <table:table-cell office:value-type="float" office:value="431793">
            <text:p>431793</text:p>
          </table:table-cell>
          <table:table-cell/>
          <table:table-cell office:value-type="float" office:value="476010">
            <text:p>476010</text:p>
          </table:table-cell>
          <table:table-cell/>
          <table:table-cell table:formula="of:=[.D5]-[.F5]" office:value-type="float" office:value="-44217">
            <text:p>-44217</text:p>
          </table:table-cell>
          <table:table-cell/>
          <table:table-cell office:value-type="float" office:value="739383">
            <text:p>739383</text:p>
          </table:table-cell>
          <table:table-cell/>
          <table:table-cell table:formula="of:=[.D5]-[.J5]" office:value-type="float" office:value="-307590">
            <text:p>-307590</text:p>
          </table:table-cell>
          <table:table-cell table:number-columns-repeated="1012"/>
        </table:table-row>
        <table:table-row table:style-name="ro4">
          <table:table-cell office:value-type="string">
            <text:p>* Only applies when called by contract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originalTotal()*</text:p>
          </table:table-cell>
          <table:table-cell office:value-type="string">
            <text:p>transaction </text:p>
          </table:table-cell>
          <table:table-cell office:value-type="float" office:value="21499">
            <text:p>21499</text:p>
          </table:table-cell>
          <table:table-cell/>
          <table:table-cell office:value-type="float" office:value="21499">
            <text:p>21499</text:p>
          </table:table-cell>
          <table:table-cell/>
          <table:table-cell table:formula="of:=[.D7]-[.F7]" office:value-type="float" office:value="0">
            <text:p>0</text:p>
          </table:table-cell>
          <table:table-cell/>
          <table:table-cell office:value-type="float" office:value="21565">
            <text:p>21565</text:p>
          </table:table-cell>
          <table:table-cell/>
          <table:table-cell table:formula="of:=[.D7]-[.J7]" office:value-type="float" office:value="-66">
            <text:p>-66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execution</text:p>
          </table:table-cell>
          <table:table-cell office:value-type="float" office:value="227">
            <text:p>227</text:p>
          </table:table-cell>
          <table:table-cell/>
          <table:table-cell office:value-type="float" office:value="227">
            <text:p>227</text:p>
          </table:table-cell>
          <table:table-cell/>
          <table:table-cell table:formula="of:=[.D8]-[.F8]" office:value-type="float" office:value="0">
            <text:p>0</text:p>
          </table:table-cell>
          <table:table-cell/>
          <table:table-cell office:value-type="float" office:value="293">
            <text:p>293</text:p>
          </table:table-cell>
          <table:table-cell/>
          <table:table-cell table:formula="of:=[.D8]-[.J8]" office:value-type="float" office:value="-66">
            <text:p>-66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>
            <text:p>accTopIndex()*</text:p>
          </table:table-cell>
          <table:table-cell office:value-type="string">
            <text:p>transaction </text:p>
          </table:table-cell>
          <table:table-cell office:value-type="float" office:value="21721">
            <text:p>21721</text:p>
          </table:table-cell>
          <table:table-cell/>
          <table:table-cell office:value-type="float" office:value="21721">
            <text:p>21721</text:p>
          </table:table-cell>
          <table:table-cell/>
          <table:table-cell table:formula="of:=[.D10]-[.F10]" office:value-type="float" office:value="0">
            <text:p>0</text:p>
          </table:table-cell>
          <table:table-cell/>
          <table:table-cell office:value-type="float" office:value="21809">
            <text:p>21809</text:p>
          </table:table-cell>
          <table:table-cell/>
          <table:table-cell table:formula="of:=[.D10]-[.J10]" office:value-type="float" office:value="-88">
            <text:p>-88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execution</text:p>
          </table:table-cell>
          <table:table-cell office:value-type="float" office:value="449">
            <text:p>449</text:p>
          </table:table-cell>
          <table:table-cell/>
          <table:table-cell office:value-type="float" office:value="449">
            <text:p>449</text:p>
          </table:table-cell>
          <table:table-cell/>
          <table:table-cell table:formula="of:=[.D11]-[.F11]" office:value-type="float" office:value="0">
            <text:p>0</text:p>
          </table:table-cell>
          <table:table-cell/>
          <table:table-cell office:value-type="float" office:value="537">
            <text:p>537</text:p>
          </table:table-cell>
          <table:table-cell/>
          <table:table-cell table:formula="of:=[.D11]-[.J11]" office:value-type="float" office:value="-88">
            <text:p>-88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>
            <text:p>previousPayoutTime()*</text:p>
          </table:table-cell>
          <table:table-cell office:value-type="string">
            <text:p>transaction </text:p>
          </table:table-cell>
          <table:table-cell office:value-type="float" office:value="21765">
            <text:p>21765</text:p>
          </table:table-cell>
          <table:table-cell/>
          <table:table-cell office:value-type="float" office:value="21765">
            <text:p>21765</text:p>
          </table:table-cell>
          <table:table-cell/>
          <table:table-cell table:formula="of:=[.D13]-[.F13]" office:value-type="float" office:value="0">
            <text:p>0</text:p>
          </table:table-cell>
          <table:table-cell/>
          <table:table-cell office:value-type="float" office:value="21853">
            <text:p>21853</text:p>
          </table:table-cell>
          <table:table-cell/>
          <table:table-cell table:formula="of:=[.D13]-[.J13]" office:value-type="float" office:value="-88">
            <text:p>-88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execution</text:p>
          </table:table-cell>
          <table:table-cell office:value-type="float" office:value="493">
            <text:p>493</text:p>
          </table:table-cell>
          <table:table-cell/>
          <table:table-cell office:value-type="float" office:value="493">
            <text:p>493</text:p>
          </table:table-cell>
          <table:table-cell/>
          <table:table-cell table:formula="of:=[.D14]-[.F14]" office:value-type="float" office:value="0">
            <text:p>0</text:p>
          </table:table-cell>
          <table:table-cell/>
          <table:table-cell office:value-type="float" office:value="581">
            <text:p>581</text:p>
          </table:table-cell>
          <table:table-cell/>
          <table:table-cell table:formula="of:=[.D14]-[.J14]" office:value-type="float" office:value="-88">
            <text:p>-88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>
            <text:p>payPeriodsLeft()*</text:p>
          </table:table-cell>
          <table:table-cell office:value-type="string">
            <text:p>transaction </text:p>
          </table:table-cell>
          <table:table-cell office:value-type="float" office:value="21787">
            <text:p>21787</text:p>
          </table:table-cell>
          <table:table-cell/>
          <table:table-cell office:value-type="float" office:value="21787">
            <text:p>21787</text:p>
          </table:table-cell>
          <table:table-cell/>
          <table:table-cell table:formula="of:=[.D16]-[.F16]" office:value-type="float" office:value="0">
            <text:p>0</text:p>
          </table:table-cell>
          <table:table-cell/>
          <table:table-cell office:value-type="float" office:value="21875">
            <text:p>21875</text:p>
          </table:table-cell>
          <table:table-cell/>
          <table:table-cell table:formula="of:=[.D16]-[.J16]" office:value-type="float" office:value="-88">
            <text:p>-88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execution</text:p>
          </table:table-cell>
          <table:table-cell office:value-type="float" office:value="515">
            <text:p>515</text:p>
          </table:table-cell>
          <table:table-cell/>
          <table:table-cell office:value-type="float" office:value="515">
            <text:p>515</text:p>
          </table:table-cell>
          <table:table-cell/>
          <table:table-cell table:formula="of:=[.D17]-[.F17]" office:value-type="float" office:value="0">
            <text:p>0</text:p>
          </table:table-cell>
          <table:table-cell/>
          <table:table-cell office:value-type="float" office:value="603">
            <text:p>603</text:p>
          </table:table-cell>
          <table:table-cell/>
          <table:table-cell table:formula="of:=[.D17]-[.J17]" office:value-type="float" office:value="-88">
            <text:p>-88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>
            <text:p>IsPayDay()*</text:p>
          </table:table-cell>
          <table:table-cell office:value-type="string">
            <text:p>transaction </text:p>
          </table:table-cell>
          <table:table-cell office:value-type="float" office:value="21805">
            <text:p>21805</text:p>
          </table:table-cell>
          <table:table-cell/>
          <table:table-cell office:value-type="float" office:value="21805">
            <text:p>21805</text:p>
          </table:table-cell>
          <table:table-cell/>
          <table:table-cell table:formula="of:=[.D19]-[.F19]" office:value-type="float" office:value="0">
            <text:p>0</text:p>
          </table:table-cell>
          <table:table-cell/>
          <table:table-cell office:value-type="float" office:value="21893">
            <text:p>21893</text:p>
          </table:table-cell>
          <table:table-cell/>
          <table:table-cell table:formula="of:=[.D19]-[.J19]" office:value-type="float" office:value="-88">
            <text:p>-88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execution</text:p>
          </table:table-cell>
          <table:table-cell office:value-type="float" office:value="533">
            <text:p>533</text:p>
          </table:table-cell>
          <table:table-cell/>
          <table:table-cell office:value-type="float" office:value="533">
            <text:p>533</text:p>
          </table:table-cell>
          <table:table-cell/>
          <table:table-cell table:formula="of:=[.D20]-[.F20]" office:value-type="float" office:value="0">
            <text:p>0</text:p>
          </table:table-cell>
          <table:table-cell/>
          <table:table-cell office:value-type="float" office:value="621">
            <text:p>621</text:p>
          </table:table-cell>
          <table:table-cell/>
          <table:table-cell table:formula="of:=[.D20]-[.J20]" office:value-type="float" office:value="-88">
            <text:p>-88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>
            <text:p>getBalance()*</text:p>
          </table:table-cell>
          <table:table-cell office:value-type="string">
            <text:p>transaction </text:p>
          </table:table-cell>
          <table:table-cell office:value-type="float" office:value="21753">
            <text:p>21753</text:p>
          </table:table-cell>
          <table:table-cell/>
          <table:table-cell office:value-type="float" office:value="22456">
            <text:p>22456</text:p>
          </table:table-cell>
          <table:table-cell/>
          <table:table-cell table:formula="of:=[.D22]-[.F22]" office:value-type="float" office:value="-703">
            <text:p>-703</text:p>
          </table:table-cell>
          <table:table-cell/>
          <table:table-cell office:value-type="float" office:value="22412">
            <text:p>22412</text:p>
          </table:table-cell>
          <table:table-cell/>
          <table:table-cell table:formula="of:=[.D22]-[.J22]" office:value-type="float" office:value="-659">
            <text:p>-659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execution</text:p>
          </table:table-cell>
          <table:table-cell office:value-type="float" office:value="481">
            <text:p>481</text:p>
          </table:table-cell>
          <table:table-cell/>
          <table:table-cell office:value-type="float" office:value="1184">
            <text:p>1184</text:p>
          </table:table-cell>
          <table:table-cell/>
          <table:table-cell table:formula="of:=[.D23]-[.F23]" office:value-type="float" office:value="-703">
            <text:p>-703</text:p>
          </table:table-cell>
          <table:table-cell/>
          <table:table-cell office:value-type="float" office:value="1140">
            <text:p>1140</text:p>
          </table:table-cell>
          <table:table-cell/>
          <table:table-cell table:formula="of:=[.D23]-[.J23]" office:value-type="float" office:value="-659">
            <text:p>-659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>
            <text:p>currentTotal()*</text:p>
          </table:table-cell>
          <table:table-cell office:value-type="string">
            <text:p>transaction </text:p>
          </table:table-cell>
          <table:table-cell office:value-type="float" office:value="21677">
            <text:p>21677</text:p>
          </table:table-cell>
          <table:table-cell/>
          <table:table-cell office:value-type="float" office:value="21677">
            <text:p>21677</text:p>
          </table:table-cell>
          <table:table-cell/>
          <table:table-cell table:formula="of:=[.D25]-[.F25]" office:value-type="float" office:value="0">
            <text:p>0</text:p>
          </table:table-cell>
          <table:table-cell/>
          <table:table-cell office:value-type="float" office:value="21721">
            <text:p>21721</text:p>
          </table:table-cell>
          <table:table-cell/>
          <table:table-cell table:formula="of:=[.D25]-[.J25]" office:value-type="float" office:value="-44">
            <text:p>-44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execution</text:p>
          </table:table-cell>
          <table:table-cell office:value-type="float" office:value="405">
            <text:p>405</text:p>
          </table:table-cell>
          <table:table-cell/>
          <table:table-cell office:value-type="float" office:value="405">
            <text:p>405</text:p>
          </table:table-cell>
          <table:table-cell/>
          <table:table-cell table:formula="of:=[.D26]-[.F26]" office:value-type="float" office:value="0">
            <text:p>0</text:p>
          </table:table-cell>
          <table:table-cell/>
          <table:table-cell office:value-type="float" office:value="449">
            <text:p>449</text:p>
          </table:table-cell>
          <table:table-cell/>
          <table:table-cell table:formula="of:=[.D26]-[.J26]" office:value-type="float" office:value="-44">
            <text:p>-44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>
            <text:p>addAccounts()</text:p>
          </table:table-cell>
          <table:table-cell office:value-type="string">
            <text:p>transaction </text:p>
          </table:table-cell>
          <table:table-cell office:value-type="float" office:value="49861">
            <text:p>49861</text:p>
          </table:table-cell>
          <table:table-cell/>
          <table:table-cell office:value-type="float" office:value="42282">
            <text:p>42282</text:p>
          </table:table-cell>
          <table:table-cell/>
          <table:table-cell table:formula="of:=[.D28]-[.F28]" office:value-type="float" office:value="7579">
            <text:p>7579</text:p>
          </table:table-cell>
          <table:table-cell/>
          <table:table-cell office:value-type="float" office:value="42326">
            <text:p>42326</text:p>
          </table:table-cell>
          <table:table-cell/>
          <table:table-cell table:formula="of:=[.D28]-[.J28]" office:value-type="float" office:value="7535">
            <text:p>7535</text:p>
          </table:table-cell>
          <table:table-cell table:number-columns-repeated="1012"/>
        </table:table-row>
        <table:table-row table:style-name="ro3">
          <table:table-cell/>
          <table:table-cell office:value-type="string">
            <text:p>--1 address (new)</text:p>
          </table:table-cell>
          <table:table-cell office:value-type="string">
            <text:p>execution</text:p>
          </table:table-cell>
          <table:table-cell office:value-type="float" office:value="26797">
            <text:p>26797</text:p>
          </table:table-cell>
          <table:table-cell/>
          <table:table-cell office:value-type="float" office:value="19218">
            <text:p>19218</text:p>
          </table:table-cell>
          <table:table-cell/>
          <table:table-cell table:formula="of:=[.D29]-[.F29]" office:value-type="float" office:value="7579">
            <text:p>7579</text:p>
          </table:table-cell>
          <table:table-cell/>
          <table:table-cell office:value-type="float" office:value="19262">
            <text:p>19262</text:p>
          </table:table-cell>
          <table:table-cell/>
          <table:table-cell table:formula="of:=[.D29]-[.J29]" office:value-type="float" office:value="7535">
            <text:p>7535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>
            <text:p>--1 address<text:span text:style-name="T1">(</text:span>dup<text:span text:style-name="T1">)</text:span></text:p>
          </table:table-cell>
          <table:table-cell office:value-type="string">
            <text:p>transaction </text:p>
          </table:table-cell>
          <table:table-cell office:value-type="float" office:value="24459">
            <text:p>24459</text:p>
          </table:table-cell>
          <table:table-cell/>
          <table:table-cell office:value-type="float" office:value="25647">
            <text:p>25647</text:p>
          </table:table-cell>
          <table:table-cell/>
          <table:table-cell table:formula="of:=[.D31]-[.F31]" office:value-type="float" office:value="-1188">
            <text:p>-1188</text:p>
          </table:table-cell>
          <table:table-cell/>
          <table:table-cell office:value-type="float" office:value="42941">
            <text:p>42941</text:p>
          </table:table-cell>
          <table:table-cell/>
          <table:table-cell table:formula="of:=[.D31]-[.J31]" office:value-type="float" office:value="-18482">
            <text:p>-18482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execution</text:p>
          </table:table-cell>
          <table:table-cell office:value-type="float" office:value="1395">
            <text:p>1395</text:p>
          </table:table-cell>
          <table:table-cell/>
          <table:table-cell office:value-type="float" office:value="2583">
            <text:p>2583</text:p>
          </table:table-cell>
          <table:table-cell/>
          <table:table-cell table:formula="of:=[.D32]-[.F32]" office:value-type="float" office:value="-1188">
            <text:p>-1188</text:p>
          </table:table-cell>
          <table:table-cell/>
          <table:table-cell office:value-type="float" office:value="19877">
            <text:p>19877</text:p>
          </table:table-cell>
          <table:table-cell/>
          <table:table-cell table:formula="of:=[.D32]-[.J32]" office:value-type="float" office:value="-18482">
            <text:p>-18482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>
            <text:p>assignPortion()</text:p>
          </table:table-cell>
          <table:table-cell office:value-type="string">
            <text:p>transaction </text:p>
          </table:table-cell>
          <table:table-cell office:value-type="float" office:value="98739">
            <text:p>98739</text:p>
          </table:table-cell>
          <table:table-cell/>
          <table:table-cell office:value-type="float" office:value="116326">
            <text:p>116326</text:p>
          </table:table-cell>
          <table:table-cell/>
          <table:table-cell table:formula="of:=[.D34]-[.F34]" office:value-type="float" office:value="-17587">
            <text:p>-17587</text:p>
          </table:table-cell>
          <table:table-cell/>
          <table:table-cell office:value-type="float" office:value="193891">
            <text:p>193891</text:p>
          </table:table-cell>
          <table:table-cell/>
          <table:table-cell table:formula="of:=[.D34]-[.J34]" office:value-type="float" office:value="-95152">
            <text:p>-95152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execution</text:p>
          </table:table-cell>
          <table:table-cell office:value-type="float" office:value="77467">
            <text:p>77467</text:p>
          </table:table-cell>
          <table:table-cell/>
          <table:table-cell office:value-type="float" office:value="95054">
            <text:p>95054</text:p>
          </table:table-cell>
          <table:table-cell/>
          <table:table-cell table:formula="of:=[.D35]-[.F35]" office:value-type="float" office:value="-17587">
            <text:p>-17587</text:p>
          </table:table-cell>
          <table:table-cell/>
          <table:table-cell office:value-type="float" office:value="172619">
            <text:p>172619</text:p>
          </table:table-cell>
          <table:table-cell/>
          <table:table-cell table:formula="of:=[.D35]-[.J35]" office:value-type="float" office:value="-95152">
            <text:p>-95152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Redeploy then assign with only 3 addresses</text:p>
          </table:table-cell>
          <table:table-cell office:value-type="float" office:value="87606">
            <text:p>87606</text:p>
          </table:table-cell>
          <table:table-cell/>
          <table:table-cell office:value-type="float" office:value="90513">
            <text:p>90513</text:p>
          </table:table-cell>
          <table:table-cell/>
          <table:table-cell table:formula="of:=[.D37]-[.F37]" office:value-type="float" office:value="-2907">
            <text:p>-2907</text:p>
          </table:table-cell>
          <table:table-cell/>
          <table:table-cell office:value-type="float" office:value="142265">
            <text:p>142265</text:p>
          </table:table-cell>
          <table:table-cell/>
          <table:table-cell table:formula="of:=[.D37]-[.J37]" office:value-type="float" office:value="-54659">
            <text:p>-54659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66334">
            <text:p>66334</text:p>
          </table:table-cell>
          <table:table-cell/>
          <table:table-cell office:value-type="float" office:value="69241">
            <text:p>69241</text:p>
          </table:table-cell>
          <table:table-cell/>
          <table:table-cell table:formula="of:=[.D38]-[.F38]" office:value-type="float" office:value="-2907">
            <text:p>-2907</text:p>
          </table:table-cell>
          <table:table-cell/>
          <table:table-cell office:value-type="float" office:value="120993">
            <text:p>120993</text:p>
          </table:table-cell>
          <table:table-cell/>
          <table:table-cell table:formula="of:=[.D38]-[.J38]" office:value-type="float" office:value="-54659">
            <text:p>-54659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follow on assigns</text:p>
          </table:table-cell>
          <table:table-cell office:value-type="float" office:value="72606">
            <text:p>72606</text:p>
          </table:table-cell>
          <table:table-cell/>
          <table:table-cell office:value-type="float" office:value="60513">
            <text:p>60513</text:p>
          </table:table-cell>
          <table:table-cell/>
          <table:table-cell table:formula="of:=[.D40]-[.F40]" office:value-type="float" office:value="12093">
            <text:p>12093</text:p>
          </table:table-cell>
          <table:table-cell/>
          <table:table-cell office:value-type="float" office:value="82265">
            <text:p>82265</text:p>
          </table:table-cell>
          <table:table-cell/>
          <table:table-cell table:formula="of:=[.D40]-[.J40]" office:value-type="float" office:value="-9659">
            <text:p>-9659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51334">
            <text:p>51334</text:p>
          </table:table-cell>
          <table:table-cell/>
          <table:table-cell office:value-type="float" office:value="39241">
            <text:p>39241</text:p>
          </table:table-cell>
          <table:table-cell/>
          <table:table-cell table:formula="of:=[.D41]-[.F41]" office:value-type="float" office:value="12093">
            <text:p>12093</text:p>
          </table:table-cell>
          <table:table-cell/>
          <table:table-cell office:value-type="float" office:value="60993">
            <text:p>60993</text:p>
          </table:table-cell>
          <table:table-cell/>
          <table:table-cell table:formula="of:=[.D41]-[.J41]" office:value-type="float" office:value="-9659">
            <text:p>-9659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final pay period</text:p>
          </table:table-cell>
          <table:table-cell office:value-type="float" office:value="42606">
            <text:p>42606</text:p>
          </table:table-cell>
          <table:table-cell/>
          <table:table-cell office:value-type="float" office:value="45513">
            <text:p>45513</text:p>
          </table:table-cell>
          <table:table-cell/>
          <table:table-cell table:formula="of:=[.D43]-[.F43]" office:value-type="float" office:value="-2907">
            <text:p>-2907</text:p>
          </table:table-cell>
          <table:table-cell/>
          <table:table-cell office:value-type="float" office:value="67265">
            <text:p>67265</text:p>
          </table:table-cell>
          <table:table-cell/>
          <table:table-cell table:formula="of:=[.D43]-[.J43]" office:value-type="float" office:value="-24659">
            <text:p>-24659</text:p>
          </table:table-cell>
          <table:table-cell table:number-columns-repeated="1012"/>
        </table:table-row>
        <table:table-row table:style-name="ro3">
          <table:table-cell table:style-name="Default"/>
          <table:table-cell table:number-columns-repeated="2"/>
          <table:table-cell office:value-type="float" office:value="51334">
            <text:p>51334</text:p>
          </table:table-cell>
          <table:table-cell/>
          <table:table-cell office:value-type="float" office:value="39241">
            <text:p>39241</text:p>
          </table:table-cell>
          <table:table-cell/>
          <table:table-cell table:formula="of:=[.D44]-[.F44]" office:value-type="float" office:value="12093">
            <text:p>12093</text:p>
          </table:table-cell>
          <table:table-cell/>
          <table:table-cell office:value-type="float" office:value="60993">
            <text:p>60993</text:p>
          </table:table-cell>
          <table:table-cell/>
          <table:table-cell table:formula="of:=[.D44]-[.J44]" office:value-type="float" office:value="-9659">
            <text:p>-9659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After Final</text:p>
          </table:table-cell>
          <table:table-cell office:value-type="float" office:value="3000000">
            <text:p>3000000</text:p>
          </table:table-cell>
          <table:table-cell/>
          <table:table-cell office:value-type="float" office:value="3000000">
            <text:p>3000000</text:p>
          </table:table-cell>
          <table:table-cell/>
          <table:table-cell table:formula="of:=[.D46]-[.F46]" office:value-type="float" office:value="0">
            <text:p>0</text:p>
          </table:table-cell>
          <table:table-cell/>
          <table:table-cell office:value-type="float" office:value="3000000">
            <text:p>3000000</text:p>
          </table:table-cell>
          <table:table-cell/>
          <table:table-cell table:formula="of:=[.D46]-[.J46]" office:value-type="float" office:value="0">
            <text:p>0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float" office:value="2978728">
            <text:p>2978728</text:p>
          </table:table-cell>
          <table:table-cell/>
          <table:table-cell office:value-type="float" office:value="2978728">
            <text:p>2978728</text:p>
          </table:table-cell>
          <table:table-cell/>
          <table:table-cell table:formula="of:=[.D47]-[.F47]" office:value-type="float" office:value="0">
            <text:p>0</text:p>
          </table:table-cell>
          <table:table-cell/>
          <table:table-cell office:value-type="float" office:value="2978728">
            <text:p>2978728</text:p>
          </table:table-cell>
          <table:table-cell/>
          <table:table-cell table:formula="of:=[.D47]-[.J47]" office:value-type="float" office:value="0">
            <text:p>0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2"/>
          <table:table-cell>
            <draw:frame table:end-cell-address="Sheet1.N59" table:end-x="0.0787in" table:end-y="0.1425in" draw:z-index="0" draw:style-name="gr1" draw:text-style-name="P1" svg:width="0.6362in" svg:height="1.6661in" svg:x="0.3315in" svg:y="0.1146in">
              <draw:object draw:notify-on-update-of-ranges="Sheet1.B4:Sheet1.B67 Sheet1.D1:Sheet1.D3 Sheet1.D4:Sheet1.D47 Sheet1.F1:Sheet1.F47 Sheet1.J1:Sheet1.J6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>
            <text:p>getValue()*</text:p>
          </table:table-cell>
          <table:table-cell office:value-type="string">
            <text:p>transaction </text:p>
          </table:table-cell>
          <table:table-cell table:number-columns-repeated="6"/>
          <table:table-cell office:value-type="float" office:value="21913">
            <text:p>21913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>
            <text:p>execution</text:p>
          </table:table-cell>
          <table:table-cell table:number-columns-repeated="6"/>
          <table:table-cell office:value-type="float" office:value="641">
            <text:p>641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>
            <text:p>getPortionAmount()*</text:p>
          </table:table-cell>
          <table:table-cell office:value-type="string">
            <text:p>transaction </text:p>
          </table:table-cell>
          <table:table-cell table:number-columns-repeated="6"/>
          <table:table-cell office:value-type="float" office:value="22412">
            <text:p>22412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>
            <text:p>execution</text:p>
          </table:table-cell>
          <table:table-cell table:number-columns-repeated="6"/>
          <table:table-cell office:value-type="float" office:value="1140">
            <text:p>114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>
            <text:p>getAccountIndexByAddress()*</text:p>
          </table:table-cell>
          <table:table-cell office:value-type="string">
            <text:p>transaction </text:p>
          </table:table-cell>
          <table:table-cell table:number-columns-repeated="6"/>
          <table:table-cell office:value-type="float" office:value="24469">
            <text:p>24469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>
            <text:p>execution</text:p>
          </table:table-cell>
          <table:table-cell table:number-columns-repeated="6"/>
          <table:table-cell office:value-type="float" office:value="3069">
            <text:p>3069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>
            <text:p>AssignPortionMod()</text:p>
          </table:table-cell>
          <table:table-cell office:value-type="string">
            <text:p>transaction </text:p>
          </table:table-cell>
          <table:table-cell table:number-columns-repeated="6"/>
          <table:table-cell office:value-type="float" office:value="103521">
            <text:p>103521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>
            <text:p>execution</text:p>
          </table:table-cell>
          <table:table-cell table:number-columns-repeated="6"/>
          <table:table-cell office:value-type="float" office:value="82249">
            <text:p>82249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>
            <text:p>removeAccount()</text:p>
          </table:table-cell>
          <table:table-cell office:value-type="string">
            <text:p>transaction </text:p>
          </table:table-cell>
          <table:table-cell table:number-columns-repeated="6"/>
          <table:table-cell office:value-type="float" office:value="72788">
            <text:p>72788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>
            <text:p>execution</text:p>
          </table:table-cell>
          <table:table-cell table:number-columns-repeated="6"/>
          <table:table-cell office:value-type="float" office:value="65108">
            <text:p>6510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>
            <text:p>disperseEther()</text:p>
          </table:table-cell>
          <table:table-cell office:value-type="string">
            <text:p>transaction </text:p>
          </table:table-cell>
          <table:table-cell table:number-columns-repeated="6"/>
          <table:table-cell office:value-type="float" office:value="30596">
            <text:p>30596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>
            <text:p>execution</text:p>
          </table:table-cell>
          <table:table-cell table:number-columns-repeated="6"/>
          <table:table-cell office:value-type="float" office:value="9324">
            <text:p>9324</text:p>
          </table:table-cell>
          <table:table-cell table:number-columns-repeated="1014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ce1"/>
        <table:table-column table:style-name="co4" table:number-columns-repeated="2" table:default-cell-style-name="ce1"/>
        <table:table-column table:style-name="co8" table:number-columns-repeated="2" table:default-cell-style-name="ce1"/>
        <table:table-column table:style-name="co4" table:number-columns-repeated="1019" table:default-cell-style-name="ce1"/>
        <table:table-row table:style-name="ro3">
          <table:table-cell office:value-type="string">
            <text:p>Notes:</text:p>
          </table:table-cell>
          <table:table-cell table:number-columns-repeated="2"/>
          <table:table-cell office:value-type="string">
            <text:p>Master</text:p>
          </table:table-cell>
          <table:table-cell table:number-columns-repeated="1020"/>
        </table:table-row>
        <table:table-row table:style-name="ro4">
          <table:table-cell office:value-type="string">
            <text:p>Contract initiation</text:p>
          </table:table-cell>
          <table:table-cell table:number-columns-repeated="2"/>
          <table:table-cell office:value-type="string">
            <text:p>isPayday() always returns true, no matter <text:s/>how often it is clicked</text:p>
          </table:table-cell>
          <table:table-cell table:number-columns-repeated="1020"/>
        </table:table-row>
        <table:table-row table:style-name="ro5">
          <table:table-cell office:value-type="string">
            <text:p>-With 3 addresses</text:p>
          </table:table-cell>
          <table:table-cell table:number-columns-repeated="2"/>
          <table:table-cell office:value-type="string">
            <text:p>repeatedly clicking assignPortion eventually causes error</text:p>
          </table:table-cell>
          <table:table-cell office:value-type="string">
            <text:p>Then none of the rest of the contract seems to work.</text:p>
          </table:table-cell>
          <table:table-cell office:value-type="string">
            <text:p>Used up all the ether in the creator account</text:p>
          </table:table-cell>
          <table:table-cell table:number-columns-repeated="1018"/>
        </table:table-row>
        <table:table-row table:style-name="ro6">
          <table:table-cell table:number-columns-repeated="3"/>
          <table:table-cell table:style-name="ce2" office:value-type="string">
            <text:p>status </text:p>
          </table:table-cell>
          <table:table-cell table:style-name="ce2" office:value-type="string">
            <text:p>0x0 Transaction mined but execution failed</text:p>
          </table:table-cell>
          <table:table-cell table:number-columns-repeated="1019"/>
        </table:table-row>
        <table:table-row table:style-name="ro7">
          <table:table-cell table:number-columns-repeated="3"/>
          <table:table-cell table:style-name="ce2" office:value-type="string">
            <text:p>from </text:p>
          </table:table-cell>
          <table:table-cell table:style-name="ce3" office:value-type="string">
            <text:p>0xca35b7d915458ef540ade6068dfe2f44e8fa733c</text:p>
          </table:table-cell>
          <table:table-cell table:number-columns-repeated="1019"/>
        </table:table-row>
        <table:table-row table:style-name="ro8">
          <table:table-cell table:number-columns-repeated="3"/>
          <table:table-cell table:style-name="ce2" office:value-type="string">
            <text:p>to </text:p>
          </table:table-cell>
          <table:table-cell table:style-name="ce3" office:value-type="string">
            <text:p>browser/Turtle_no_struct.sol:ProfitSharing.assignPortion() 0x692a70d2e424a56d2c6c27aa97d1a86395877b3a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>
            <text:p>gas </text:p>
          </table:table-cell>
          <table:table-cell table:style-name="ce3" office:value-type="string">
            <text:p>3000000 gas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>
            <text:p>transaction cost </text:p>
          </table:table-cell>
          <table:table-cell table:style-name="ce3" office:value-type="string">
            <text:p>3000000 gas 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>
            <text:p>execution cost </text:p>
          </table:table-cell>
          <table:table-cell table:style-name="ce3" office:value-type="string">
            <text:p>2978728 gas </text:p>
          </table:table-cell>
          <table:table-cell table:number-columns-repeated="1019"/>
        </table:table-row>
        <table:table-row table:style-name="ro9">
          <table:table-cell table:number-columns-repeated="3"/>
          <table:table-cell table:style-name="ce2" office:value-type="string">
            <text:p>hash </text:p>
          </table:table-cell>
          <table:table-cell table:style-name="ce3" office:value-type="string">
            <text:p>0x0a668670da7077021cb717847acec3efb099de5afa6d57294414053421560944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>
            <text:p>input </text:p>
          </table:table-cell>
          <table:table-cell table:style-name="ce3" office:value-type="string">
            <text:p>0xf3b9baab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>
            <text:p>decoded input </text:p>
          </table:table-cell>
          <table:table-cell table:style-name="ce3" office:value-type="string">
            <text:p>{}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>
            <text:p>decoded output </text:p>
          </table:table-cell>
          <table:table-cell table:style-name="ce2" office:value-type="string">
            <text:p>{}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>
            <text:p>logs </text:p>
          </table:table-cell>
          <table:table-cell table:style-name="ce3" office:value-type="string">
            <text:p>[]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office:value-type="string">
            <text:p>value </text:p>
          </table:table-cell>
          <table:table-cell table:style-name="ce3" office:value-type="string">
            <text:p>0 wei</text:p>
          </table:table-cell>
          <table:table-cell table:number-columns-repeated="1019"/>
        </table:table-row>
        <table:table-row table:style-name="ro10">
          <table:table-cell table:number-columns-repeated="3"/>
          <table:table-cell table:style-name="ce2" office:value-type="string" table:number-columns-spanned="2" table:number-rows-spanned="1">
            <text:p>transact to browser/Turtle_no_struct.sol:ProfitSharing.assignPortion errored: VM error: invalid opcode. invalid opcode The constructor should be payable if you send value. The execution might have thrown. Debug the transaction to get more information. </text:p>
          </table:table-cell>
          <table:covered-table-cell table:style-name="Default"/>
          <table:table-cell table:number-columns-repeated="1019"/>
        </table:table-row>
        <table:table-row table:style-name="ro10" table:number-rows-repeated="104855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12/10/2017</text:date>, <text:time>16:2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Chipman</meta:initial-creator>
    <meta:creation-date>2017-12-10T11:30:43.87</meta:creation-date>
    <dc:date>2017-12-10T16:27:50.54</dc:date>
    <dc:creator>William Chipman</dc:creator>
    <meta:editing-duration>PT3H53M53S</meta:editing-duration>
    <meta:editing-cycles>4</meta:editing-cycles>
    <meta:generator>OpenOffice/4.1.4$Win32 OpenOffice.org_project/414m5$Build-9788</meta:generator>
    <meta:document-statistic meta:table-count="3" meta:cell-count="2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.617cm" svg:height="4.233cm" xlink:href=".." xlink:type="simple" chart:class="chart:bar" chart:style-name="ch1">
        <chart:legend chart:legend-position="end" svg:x="0.929cm" svg:y="-24.745cm" style:legend-expansion="high" chart:style-name="ch2"/>
        <chart:plot-area chart:style-name="ch3" table:cell-range-address="Sheet1.B4:Sheet1.B67 Sheet1.D1:Sheet1.D47 Sheet1.F1:Sheet1.F47 Sheet1.J1:Sheet1.J68" chart:data-source-has-labels="row" svg:x="0.482cm" svg:y="0.471cm" svg:width="0.383cm" svg:height="3.258cm">
          <chartooo:coordinate-region svg:x="0.609cm" svg:y="0.683cm" svg:width="0.127cm" svg:height="1.9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4:Sheet1.D47 Sheet1.F1:Sheet1.F47 Sheet1.J1:Sheet1.J68" chart:label-cell-address="Sheet1.B4:Sheet1.B67 Sheet1.D1:Sheet1.D3" chart:class="chart:bar">
            <chart:data-point chart:repeated="1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structor originalTotal()* accTopIndex()* previousPayoutTime()* payPeriodsLeft()* IsPayDay()* getBalance()* currentTotal()* addAccounts() --1 address (new) --1 address(dup) assignPortion() getValue()* getPortionAmount()* getAccountIndexByAddress()* AssignPortionMod() removeAccount() disperseEther() Master Branch</text:p>
                <text:list>
                  <text:list-item>
                    <text:p>constructor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originalTotal()*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accTopIndex()*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previousPayoutTime()*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payPeriodsLeft()*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IsPayDay()*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getBalance()*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currentTotal()*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addAccounts()</text:p>
                  </text:list-item>
                  <text:list-item>
                    <text:p>--1 address (new)</text:p>
                  </text:list-item>
                  <text:list-item>
                    <text:p/>
                  </text:list-item>
                  <text:list-item>
                    <text:p>--1 address(dup)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assignPortion()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getValue()*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getPortionAmount()*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getAccountIndexByAddress()*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AssignPortionMod()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removeAccount()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>disperseEther()</text:p>
                  </text:list-item>
                  <text:list-item>
                    <text:p>Master Branch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B4:Sheet1.B67 Sheet1.D1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8817">
                <text:p>598817</text:p>
                <draw:g>
                  <svg:desc>Sheet1.D4:Sheet1.D47 Sheet1.F1:Sheet1.F47 Sheet1.J1:Sheet1.J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1793">
                <text:p>4317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499">
                <text:p>21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721">
                <text:p>217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765">
                <text:p>217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787">
                <text:p>217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805">
                <text:p>218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753">
                <text:p>217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677">
                <text:p>216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861">
                <text:p>498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797">
                <text:p>267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459">
                <text:p>244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8739">
                <text:p>987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7467">
                <text:p>774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7606">
                <text:p>876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334">
                <text:p>663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606">
                <text:p>726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1334">
                <text:p>513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2606">
                <text:p>426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1334">
                <text:p>513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78728">
                <text:p>29787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76726">
                <text:p>6767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76010">
                <text:p>4760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499">
                <text:p>214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721">
                <text:p>217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1765">
                <text:p>217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1787">
                <text:p>217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805">
                <text:p>218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456">
                <text:p>2245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677">
                <text:p>216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282">
                <text:p>4228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218">
                <text:p>192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647">
                <text:p>256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6326">
                <text:p>1163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5054">
                <text:p>950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513">
                <text:p>905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9241">
                <text:p>6924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513">
                <text:p>605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241">
                <text:p>392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513">
                <text:p>455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241">
                <text:p>392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78728">
                <text:p>29787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13879">
                <text:p>101387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39383">
                <text:p>73938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565">
                <text:p>215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809">
                <text:p>218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853">
                <text:p>218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875">
                <text:p>218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893">
                <text:p>2189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21">
                <text:p>6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412">
                <text:p>224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721">
                <text:p>2172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2326">
                <text:p>423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262">
                <text:p>192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941">
                <text:p>429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877">
                <text:p>1987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3891">
                <text:p>1938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2619">
                <text:p>1726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265">
                <text:p>1422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0993">
                <text:p>1209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2265">
                <text:p>8226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0993">
                <text:p>609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265">
                <text:p>6726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0993">
                <text:p>609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78728">
                <text:p>29787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1913">
                <text:p>219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412">
                <text:p>224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469">
                <text:p>244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69">
                <text:p>30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3521">
                <text:p>1035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2249">
                <text:p>8224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2788">
                <text:p>727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5108">
                <text:p>6510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0596">
                <text:p>305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324">
                <text:p>93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